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textarea-vertical-align="middle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="none" draw:textarea-vertical-align="top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5" style:family="graphic" style:parent-style-name="objectwithoutfill">
      <style:graphic-properties draw:marker-start="Short_20_line_20_Arrow" draw:marker-start-width="0.3cm" draw:marker-end="Short_20_line_20_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2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4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819cm"/>
    </style:style>
    <style:style style:name="gr13" style:family="graphic" style:parent-style-name="standard">
      <style:graphic-properties svg:stroke-color="#111111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5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family="'Times New Roman'" style:font-style-name="Italic" style:font-family-generic="roman" style:font-pitch="variable" fo:font-size="10pt" fo:font-weight="normal" style:font-size-asian="10pt" style:font-weight-asian="normal" style:font-size-complex="10pt" style:font-weight-complex="normal"/>
    </style:style>
    <style:style style:name="P5" style:family="paragraph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P6" style:family="paragraph">
      <style:paragraph-properties fo:text-align="center"/>
      <style:text-properties fo:font-family="'Times New Roman'" style:font-family-generic="roman" style:font-pitch="variable" fo:font-size="10pt" fo:font-weight="normal" style:font-size-asian="10pt" style:font-weight-asian="normal" style:font-size-complex="10pt" style:font-weight-complex="normal"/>
    </style:style>
    <style:style style:name="P7" style:family="paragraph">
      <style:text-properties fo:font-family="'Times New Roman'" style:font-style-name="Italic" style:font-family-generic="roman" style:font-pitch="variable" fo:font-size="8pt" style:font-size-asian="9pt" style:font-size-complex="9pt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2" style:family="text">
      <style:text-properties fo:font-family="'Times New Roman'" style:font-style-name="Italic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family="'Times New Roman'" style:font-style-name="Italic" style:font-family-generic="roman" style:font-pitch="variable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T5" style:family="text">
      <style:text-properties fo:font-family="'Times New Roman'" style:font-family-generic="roman" style:font-pitch="variable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family="'Times New Roman'" style:font-style-name="Italic" style:font-family-generic="roman" style:font-pitch="variable" fo:font-size="8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.032cm" svg:height="0.635cm" svg:x="4.61cm" svg:y="2.778cm">
          <text:p text:style-name="P1"><text:span text:style-name="T1">Developers</text:span></text:p>
        </draw:rect>
        <draw:rect draw:style-name="gr1" draw:text-style-name="P2" xml:id="id3" draw:id="id3" draw:layer="layout" svg:width="2.032cm" svg:height="0.635cm" svg:x="8.726cm" svg:y="2.778cm">
          <text:p text:style-name="P1"><text:span text:style-name="T1">Users</text:span></text:p>
        </draw:rect>
        <draw:ellipse draw:style-name="gr2" draw:text-style-name="P3" xml:id="id2" draw:id="id2" draw:layer="layout" svg:width="2.032cm" svg:height="1.016cm" svg:x="4.61cm" svg:y="4.791cm">
          <text:p text:style-name="P1"><text:span text:style-name="T2">Plug-in </text:span></text:p>
          <text:p text:style-name="P1"><text:span text:style-name="T2">manager</text:span></text:p>
        </draw:ellipse>
        <draw:ellipse draw:style-name="gr2" draw:text-style-name="P3" xml:id="id4" draw:id="id4" draw:layer="layout" svg:width="2.032cm" svg:height="1.016cm" svg:x="8.728cm" svg:y="4.785cm">
          <text:p text:style-name="P1"><text:span text:style-name="T2">Evaluator</text:span></text:p>
        </draw:ellipse>
        <draw:rect draw:style-name="gr3" draw:text-style-name="P2" xml:id="id5" draw:id="id5" draw:layer="layout" svg:width="2.032cm" svg:height="0.635cm" svg:x="4.607cm" svg:y="7.604cm">
          <text:p text:style-name="P1"><text:span text:style-name="T2">Algorithm</text:span></text:p>
        </draw:rect>
        <draw:rect draw:style-name="gr3" draw:text-style-name="P4" xml:id="id6" draw:id="id6" draw:layer="layout" svg:width="2.667cm" svg:height="0.635cm" svg:x="8.42cm" svg:y="7.604cm">
          <text:p text:style-name="P1"><text:span text:style-name="T3">Dataset / KBase</text:span></text:p>
        </draw:rect>
        <draw:connector draw:style-name="gr4" draw:text-style-name="P1" draw:layer="layout" draw:type="line" svg:x1="5.626cm" svg:y1="3.413cm" svg:x2="5.626cm" svg:y2="4.791cm" draw:start-shape="id1" draw:start-glue-point="2" draw:end-shape="id2" draw:end-glue-point="0" svg:d="M5626 3413v1378">
          <text:p/>
        </draw:connector>
        <draw:connector draw:style-name="gr5" draw:text-style-name="P1" draw:layer="layout" draw:type="line" svg:x1="9.742cm" svg:y1="3.413cm" svg:x2="9.744cm" svg:y2="4.785cm" draw:start-shape="id3" draw:start-glue-point="2" draw:end-shape="id4" draw:end-glue-point="0" svg:d="M9742 3413l2 1372">
          <text:p/>
        </draw:connector>
        <draw:connector draw:style-name="gr4" draw:text-style-name="P1" draw:layer="layout" draw:type="line" svg:x1="5.626cm" svg:y1="5.807cm" svg:x2="5.623cm" svg:y2="7.604cm" draw:start-shape="id2" draw:start-glue-point="2" draw:end-shape="id5" draw:end-glue-point="0" svg:d="M5626 5807l-3 1797">
          <text:p/>
        </draw:connector>
        <draw:connector draw:style-name="gr4" draw:text-style-name="P1" draw:layer="layout" draw:type="line" svg:x1="9.744cm" svg:y1="5.801cm" svg:x2="5.623cm" svg:y2="7.604cm" draw:start-shape="id4" draw:start-glue-point="2" draw:end-shape="id5" draw:end-glue-point="0" svg:d="M9744 5801l-4121 1803">
          <text:p/>
        </draw:connector>
        <draw:connector draw:style-name="gr4" draw:text-style-name="P1" draw:layer="layout" draw:type="line" svg:x1="9.744cm" svg:y1="5.801cm" svg:x2="9.753cm" svg:y2="7.604cm" draw:start-shape="id4" draw:start-glue-point="2" draw:end-shape="id6" draw:end-glue-point="0" svg:d="M9744 5801l9 1803">
          <text:p/>
        </draw:connector>
        <draw:connector draw:style-name="gr4" draw:text-style-name="P1" draw:layer="layout" draw:type="line" svg:x1="6.639cm" svg:y1="7.921cm" svg:x2="8.42cm" svg:y2="7.921cm" draw:start-shape="id5" draw:start-glue-point="1" draw:end-shape="id6" draw:end-glue-point="3" svg:d="M6639 7921h1781">
          <text:p/>
        </draw:connector>
        <draw:ellipse draw:style-name="gr2" draw:text-style-name="P4" xml:id="id7" draw:id="id7" draw:layer="layout" svg:width="2.667cm" svg:height="0.762cm" svg:x="8.42cm" svg:y="9.128cm">
          <text:p text:style-name="P1"><text:span text:style-name="T3">Parser</text:span></text:p>
        </draw:ellipse>
        <draw:custom-shape draw:style-name="gr6" draw:text-style-name="P2" xml:id="id9" draw:id="id9" draw:layer="layout" svg:width="1.6cm" svg:height="1.219cm" svg:x="5.607cm" svg:y="8.898cm">
          <text:p text:style-name="P1"><text:span text:style-name="T1">Raw 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5" draw:layer="layout" svg:width="2.25cm" svg:height="0.895cm" svg:x="5.562cm" svg:y="3.561cm">
          <draw:text-box>
            <text:p><text:span text:style-name="T4">plug</text:span></text:p>
            <text:p><text:span text:style-name="T4">new algorithms</text:span></text:p>
          </draw:text-box>
        </draw:frame>
        <draw:frame draw:style-name="gr8" draw:text-style-name="P5" draw:layer="layout" svg:width="1.713cm" svg:height="0.895cm" svg:x="9.659cm" svg:y="3.619cm">
          <draw:text-box>
            <text:p><text:span text:style-name="T4">evaluate</text:span></text:p>
            <text:p><text:span text:style-name="T4">algorithms</text:span></text:p>
          </draw:text-box>
        </draw:frame>
        <draw:frame draw:style-name="gr9" draw:text-style-name="P5" draw:layer="layout" svg:width="1.48cm" svg:height="0.611cm" svg:x="4.429cm" svg:y="5.953cm">
          <draw:text-box>
            <text:p><text:span text:style-name="T4">manage</text:span></text:p>
          </draw:text-box>
        </draw:frame>
        <draw:frame draw:style-name="gr10" draw:text-style-name="P5" draw:layer="layout" svg:width="0.925cm" svg:height="0.611cm" svg:x="6.588cm" svg:y="6.461cm">
          <draw:text-box>
            <text:p><text:span text:style-name="T4">use</text:span></text:p>
          </draw:text-box>
        </draw:frame>
        <draw:frame draw:style-name="gr10" draw:text-style-name="P5" draw:layer="layout" svg:width="0.925cm" svg:height="0.611cm" svg:x="8.961cm" svg:y="6.422cm">
          <draw:text-box>
            <text:p><text:span text:style-name="T4">use</text:span></text:p>
          </draw:text-box>
        </draw:frame>
        <draw:frame draw:style-name="gr11" draw:text-style-name="P5" draw:layer="layout" svg:width="1.776cm" svg:height="0.611cm" svg:x="6.515cm" svg:y="7.885cm">
          <draw:text-box>
            <text:p><text:span text:style-name="T4">use / create</text:span></text:p>
          </draw:text-box>
        </draw:frame>
        <draw:frame draw:style-name="gr12" draw:text-style-name="P5" draw:layer="layout" svg:width="1.319cm" svg:height="0.611cm" svg:x="9.795cm" svg:y="8.366cm">
          <draw:text-box>
            <text:p><text:span text:style-name="T4">request</text:span></text:p>
          </draw:text-box>
        </draw:frame>
        <draw:frame draw:style-name="gr10" draw:text-style-name="P5" draw:layer="layout" svg:width="0.925cm" svg:height="0.611cm" svg:x="10.751cm" svg:y="4.834cm">
          <draw:text-box>
            <text:p><text:span text:style-name="T4">use</text:span></text:p>
          </draw:text-box>
        </draw:frame>
        <draw:rect draw:style-name="gr13" draw:text-style-name="P6" xml:id="id8" draw:id="id8" draw:layer="layout" svg:width="1.419cm" svg:height="0.635cm" svg:x="10.457cm" svg:y="6.207cm">
          <text:p text:style-name="P1"><text:span text:style-name="T5">Metrics</text:span></text:p>
        </draw:rect>
        <draw:connector draw:style-name="gr4" draw:text-style-name="P1" draw:layer="layout" draw:type="line" svg:x1="9.753cm" svg:y1="8.239cm" svg:x2="9.753cm" svg:y2="9.128cm" draw:start-shape="id6" draw:start-glue-point="2" draw:end-shape="id7" draw:end-glue-point="0" svg:d="M9753 8239v889">
          <text:p/>
        </draw:connector>
        <draw:frame draw:style-name="gr8" draw:text-style-name="P7" draw:layer="layout" svg:width="1.713cm" svg:height="0.895cm" svg:x="7.069cm" svg:y="5.216cm">
          <draw:text-box>
            <text:p><text:span text:style-name="T6">discover</text:span></text:p>
            <text:p><text:span text:style-name="T6">algorithms</text:span></text:p>
          </draw:text-box>
        </draw:frame>
        <draw:connector draw:style-name="gr4" draw:text-style-name="P1" draw:layer="layout" draw:type="line" svg:x1="8.728cm" svg:y1="5.293cm" svg:x2="6.642cm" svg:y2="5.299cm" draw:start-shape="id4" draw:start-glue-point="3" draw:end-shape="id2" draw:end-glue-point="1" svg:d="M8728 5293l-2086 6">
          <text:p/>
        </draw:connector>
        <draw:connector draw:style-name="gr4" draw:text-style-name="P1" draw:layer="layout" svg:x1="10.76cm" svg:y1="5.293cm" svg:x2="11.166cm" svg:y2="6.207cm" draw:start-shape="id4" draw:start-glue-point="1" draw:end-shape="id8" draw:end-glue-point="0" svg:d="M10760 5293h406v914">
          <text:p/>
        </draw:connector>
        <draw:connector draw:style-name="gr4" draw:text-style-name="P1" draw:layer="layout" draw:type="line" svg:x1="8.42cm" svg:y1="9.509cm" svg:x2="7.207cm" svg:y2="9.508cm" draw:start-shape="id7" draw:start-glue-point="3" draw:end-shape="id9" draw:end-glue-point="8" svg:d="M8420 9509l-1213-1">
          <text:p/>
        </draw:connector>
        <draw:frame draw:style-name="gr14" draw:text-style-name="P7" draw:layer="layout" svg:width="1.099cm" svg:height="0.611cm" svg:x="7.421cm" svg:y="9.406cm">
          <draw:text-box>
            <text:p><text:span text:style-name="T6">par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3-29T10:48:00</meta:creation-date>
    <dc:date>2015-12-16T12:31:51.68</dc:date>
    <dc:creator>Loc Nguyen</dc:creator>
    <meta:editing-duration>PT2H17M17S</meta:editing-duration>
    <meta:editing-cycles>59</meta:editing-cycles>
    <meta:generator>OpenOffice/4.1.1$Win32 OpenOffice.org_project/411m6$Build-9775</meta:generator>
    <meta:document-statistic meta:object-count="29"/>
  </office:meta>
</office:document-meta>
</file>